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0.689cm" table:align="left"/>
    </style:style>
    <style:style style:name="Tableau1.A" style:family="table-column">
      <style:table-column-properties style:column-width="4.207cm"/>
    </style:style>
    <style:style style:name="Tableau1.B" style:family="table-column">
      <style:table-column-properties style:column-width="1.296cm"/>
    </style:style>
    <style:style style:name="Tableau1.C" style:family="table-column">
      <style:table-column-properties style:column-width="1.402cm"/>
    </style:style>
    <style:style style:name="Tableau1.D" style:family="table-column">
      <style:table-column-properties style:column-width="1.595cm"/>
    </style:style>
    <style:style style:name="Tableau1.E" style:family="table-column">
      <style:table-column-properties style:column-width="2.1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2df0a" officeooo:paragraph-rsid="0012df0a"/>
    </style:style>
    <style:style style:name="P2" style:family="paragraph" style:parent-style-name="Standard">
      <style:paragraph-properties fo:text-align="center" style:justify-single-word="false"/>
      <style:text-properties officeooo:rsid="0014bcb1" officeooo:paragraph-rsid="0014bcb1"/>
    </style:style>
    <style:style style:name="P3" style:family="paragraph" style:parent-style-name="Standard">
      <style:paragraph-properties fo:text-align="start" style:justify-single-word="false"/>
      <style:text-properties officeooo:rsid="0016fb9b" officeooo:paragraph-rsid="0016fb9b"/>
    </style:style>
    <style:style style:name="P4" style:family="paragraph" style:parent-style-name="Standard">
      <style:paragraph-properties fo:text-align="start" style:justify-single-word="false"/>
      <style:text-properties officeooo:rsid="0016fb9b" officeooo:paragraph-rsid="00187662"/>
    </style:style>
    <style:style style:name="P5" style:family="paragraph" style:parent-style-name="Standard">
      <style:paragraph-properties fo:text-align="start" style:justify-single-word="false"/>
      <style:text-properties officeooo:rsid="0016fb9b" officeooo:paragraph-rsid="00198afc"/>
    </style:style>
    <style:style style:name="P6" style:family="paragraph" style:parent-style-name="Standard" style:list-style-name="L5">
      <style:paragraph-properties fo:text-align="start" style:justify-single-word="false"/>
      <style:text-properties officeooo:rsid="0016fb9b" officeooo:paragraph-rsid="001c730b"/>
    </style:style>
    <style:style style:name="P7" style:family="paragraph" style:parent-style-name="Standard">
      <style:paragraph-properties fo:text-align="start" style:justify-single-word="false"/>
      <style:text-properties officeooo:rsid="001c730b" officeooo:paragraph-rsid="001c730b"/>
    </style:style>
    <style:style style:name="P8" style:family="paragraph" style:parent-style-name="Standard">
      <style:paragraph-properties fo:text-align="start" style:justify-single-word="false"/>
      <style:text-properties officeooo:rsid="001d0465" officeooo:paragraph-rsid="001d0465"/>
    </style:style>
    <style:style style:name="P9" style:family="paragraph" style:parent-style-name="Standard">
      <style:paragraph-properties fo:text-align="start" style:justify-single-word="false"/>
      <style:text-properties officeooo:rsid="001e6e66" officeooo:paragraph-rsid="001e6e66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187662" officeooo:paragraph-rsid="00187662"/>
    </style:style>
    <style:style style:name="P12" style:family="paragraph" style:parent-style-name="Table_20_Contents">
      <style:paragraph-properties fo:text-align="start" style:justify-single-word="false"/>
      <style:text-properties officeooo:rsid="001931b7" officeooo:paragraph-rsid="001931b7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931b7" officeooo:paragraph-rsid="001931b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98afc" officeooo:paragraph-rsid="00198afc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a03e9" officeooo:paragraph-rsid="001a03e9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officeooo:rsid="001a03e9" officeooo:paragraph-rsid="001a03e9"/>
    </style:style>
    <style:style style:name="T1" style:family="text">
      <style:text-properties officeooo:rsid="00201a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M UE</text:p>
      <text:p text:style-name="P1"/>
      <text:p text:style-name="P2">2018-2019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1">Matières</text:p>
          </table:table-cell>
          <table:table-cell table:style-name="Tableau1.A1" office:value-type="string">
            <text:p text:style-name="P11">ECTS</text:p>
          </table:table-cell>
          <table:table-cell table:style-name="Tableau1.A1" office:value-type="string">
            <text:p text:style-name="P11">Cours</text:p>
          </table:table-cell>
          <table:table-cell table:style-name="Tableau1.A1" office:value-type="string">
            <text:p text:style-name="P11">TD</text:p>
          </table:table-cell>
          <table:table-cell table:style-name="Tableau1.E1" office:value-type="string">
            <text:p text:style-name="P11">TP</text:p>
          </table:table-cell>
        </table:table-row>
        <table:table-row>
          <table:table-cell table:style-name="Tableau1.A2" office:value-type="string">
            <text:p text:style-name="P13">Semestre 1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Probabilités : </text:p>
          </table:table-cell>
          <table:table-cell table:style-name="Tableau1.A2" office:value-type="string">
            <text:p text:style-name="P12">5</text:p>
          </table:table-cell>
          <table:table-cell table:style-name="Tableau1.A2" office:value-type="string">
            <text:p text:style-name="P12">17,5h</text:p>
          </table:table-cell>
          <table:table-cell table:style-name="Tableau1.A2" office:value-type="string">
            <text:p text:style-name="P12">17,5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Analyse Fonctionnelle</text:p>
          </table:table-cell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12">21h</text:p>
          </table:table-cell>
          <table:table-cell table:style-name="Tableau1.A2" office:value-type="string">
            <text:p text:style-name="P12">21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Modélisation statistique</text:p>
          </table:table-cell>
          <table:table-cell table:style-name="Tableau1.A2" office:value-type="string">
            <text:p text:style-name="P12">5</text:p>
          </table:table-cell>
          <table:table-cell table:style-name="Tableau1.A2" office:value-type="string">
            <text:p text:style-name="P12">17,5h</text:p>
          </table:table-cell>
          <table:table-cell table:style-name="Tableau1.A2" office:value-type="string">
            <text:p text:style-name="P12">17,5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Anglais</text:p>
          </table:table-cell>
          <table:table-cell table:style-name="Tableau1.A2" office:value-type="string">
            <text:p text:style-name="P12">2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2">18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Programmation en C</text:p>
          </table:table-cell>
          <table:table-cell table:style-name="Tableau1.A2" office:value-type="string">
            <text:p text:style-name="P12">3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2">20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Analyse des données</text:p>
          </table:table-cell>
          <table:table-cell table:style-name="Tableau1.A2" office:value-type="string">
            <text:p text:style-name="P12">4</text:p>
          </table:table-cell>
          <table:table-cell table:style-name="Tableau1.A2" office:value-type="string">
            <text:p text:style-name="P12">21h</text:p>
          </table:table-cell>
          <table:table-cell table:style-name="Tableau1.A2" office:value-type="string">
            <text:p text:style-name="P12">21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EDP et méthodes Hilbertiennes</text:p>
          </table:table-cell>
          <table:table-cell table:style-name="Tableau1.A2" office:value-type="string">
            <text:p text:style-name="P12">3</text:p>
          </table:table-cell>
          <table:table-cell table:style-name="Tableau1.A2" office:value-type="string">
            <text:p text:style-name="P12">15h</text:p>
          </table:table-cell>
          <table:table-cell table:style-name="Tableau1.A2" office:value-type="string">
            <text:p text:style-name="P12">15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4">Régression avancée</text:p>
          </table:table-cell>
          <table:table-cell table:style-name="Tableau1.A2" office:value-type="string">
            <text:p text:style-name="P12">3</text:p>
          </table:table-cell>
          <table:table-cell table:style-name="Tableau1.A2" office:value-type="string">
            <text:p text:style-name="P12">15h</text:p>
          </table:table-cell>
          <table:table-cell table:style-name="Tableau1.A2" office:value-type="string">
            <text:p text:style-name="P12">15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4">Semestre 2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5">Stage</text:p>
          </table:table-cell>
          <table:table-cell table:style-name="Tableau1.A2" office:value-type="string">
            <text:p text:style-name="P16">12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5">Processus stochastiques</text:p>
          </table:table-cell>
          <table:table-cell table:style-name="Tableau1.A2" office:value-type="string">
            <text:p text:style-name="P16">4</text:p>
          </table:table-cell>
          <table:table-cell table:style-name="Tableau1.A2" office:value-type="string">
            <text:p text:style-name="P16">20h</text:p>
          </table:table-cell>
          <table:table-cell table:style-name="Tableau1.A2" office:value-type="string">
            <text:p text:style-name="P16">20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5">C++ et VBA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6">12h</text:p>
          </table:table-cell>
          <table:table-cell table:style-name="Tableau1.A2" office:value-type="string">
            <text:p text:style-name="P16">13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5">Optimisation et applications numériques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6">10h</text:p>
          </table:table-cell>
          <table:table-cell table:style-name="Tableau1.A2" office:value-type="string">
            <text:p text:style-name="P16">5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5">Séries temporelles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6">12h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6">10h</text:p>
          </table:table-cell>
        </table:table-row>
        <table:table-row>
          <table:table-cell table:style-name="Tableau1.A2" office:value-type="string">
            <text:p text:style-name="P5">Anglais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>18h</text:p>
          </table:table-cell>
          <table:table-cell table:style-name="Tableau1.E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5">Introduction au Machine Learning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6">12h</text:p>
          </table:table-cell>
          <table:table-cell table:style-name="Tableau1.A2" office:value-type="string">
            <text:p text:style-name="P10"/>
          </table:table-cell>
          <table:table-cell table:style-name="Tableau1.E2" office:value-type="string">
            <text:p text:style-name="P16">10h</text:p>
          </table:table-cell>
        </table:table-row>
        <table:table-row>
          <table:table-cell table:style-name="Tableau1.A2" office:value-type="string">
            <text:p text:style-name="P5">Mathématiques financières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6">10h</text:p>
          </table:table-cell>
          <table:table-cell table:style-name="Tableau1.A2" office:value-type="string">
            <text:p text:style-name="P16">10h</text:p>
          </table:table-cell>
          <table:table-cell table:style-name="Tableau1.E2" office:value-type="string">
            <text:p text:style-name="P10"/>
          </table:table-cell>
        </table:table-row>
      </table:table>
      <text:p text:style-name="P3"/>
      <text:list xml:id="list198405999" text:style-name="L5">
        <text:list-item>
          <text:p text:style-name="P6">Probabilités : </text:p>
        </text:list-item>
      </text:list>
      <text:p text:style-name="P7">Chaines de Markov, espérance conditionnelles</text:p>
      <text:list xml:id="list172515432879430" text:continue-numbering="true" text:style-name="L5">
        <text:list-item>
          <text:p text:style-name="P6">Analyse Fonctionnelle :</text:p>
        </text:list-item>
      </text:list>
      <text:p text:style-name="P7">Espaces Lp, Hahn-Banach, Baire</text:p>
      <text:list xml:id="list172515077684327" text:continue-numbering="true" text:style-name="L5">
        <text:list-item>
          <text:p text:style-name="P6">Modélisation statistique :</text:p>
        </text:list-item>
      </text:list>
      <text:p text:style-name="P7">Modèle linéaire gaussien : régression linéaire (simple, multiple), analyse de la variance (ANOVA), théorème de Cochran </text:p>
      <text:list xml:id="list172515504774235" text:continue-numbering="true" text:style-name="L5">
        <text:list-item>
          <text:p text:style-name="P6">Anglais</text:p>
        </text:list-item>
        <text:list-item>
          <text:p text:style-name="P6">Programmation en C</text:p>
        </text:list-item>
        <text:list-item>
          <text:p text:style-name="P6">Analyse des données :</text:p>
        </text:list-item>
      </text:list>
      <text:p text:style-name="P8">Classification (classification ascendante hiérarchique), analyse en composantes principales, analyse canonique, analyse des correspondances</text:p>
      <text:list xml:id="list172514945530438" text:continue-numbering="true" text:style-name="L5">
        <text:list-item>
          <text:p text:style-name="P6">EDP et méthodes Hilbertiennes :</text:p>
        </text:list-item>
      </text:list>
      <text:p text:style-name="P9"><text:soft-page-break/>Espaces de Sobolev, <text:span text:style-name="T1">problèmes aux limites elliptiques</text:span></text:p>
      <text:list xml:id="list172516207450961" text:continue-numbering="true" text:style-name="L5">
        <text:list-item>
          <text:p text:style-name="P6">Régression avancée</text:p>
        </text:list-item>
        <text:list-item>
          <text:p text:style-name="P6">Processus stochastiques</text:p>
        </text:list-item>
        <text:list-item>
          <text:p text:style-name="P6">C++ et VBA</text:p>
        </text:list-item>
        <text:list-item>
          <text:p text:style-name="P6">Optimisation et applications numériques</text:p>
        </text:list-item>
        <text:list-item>
          <text:p text:style-name="P6">Séries temporelles</text:p>
        </text:list-item>
        <text:list-item>
          <text:p text:style-name="P6">Anglais</text:p>
        </text:list-item>
        <text:list-item>
          <text:p text:style-name="P6">Introduction au Machine Learning</text:p>
        </text:list-item>
        <text:list-item>
          <text:p text:style-name="P6">Mathématiques financiè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6:57:59.606682695</meta:creation-date>
    <dc:date>2019-06-25T17:24:47.380791479</dc:date>
    <meta:editing-duration>PT26M42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88" meta:word-count="194" meta:character-count="1191" meta:non-whitespace-character-count="1097"/>
  </office:meta>
</office:document-meta>
</file>